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b729" officeooo:paragraph-rsid="00076d1c"/>
    </style:style>
    <style:style style:name="P2" style:family="paragraph" style:parent-style-name="Standard">
      <style:text-properties fo:font-style="normal" fo:font-weight="normal" officeooo:paragraph-rsid="00076d1c" style:font-style-asian="normal" style:font-weight-asian="normal" style:font-style-complex="normal" style:font-weight-complex="normal"/>
    </style:style>
    <style:style style:name="P3" style:family="paragraph" style:parent-style-name="Standard">
      <style:text-properties style:font-name="Courier New" fo:font-style="normal" fo:font-weight="normal" officeooo:paragraph-rsid="00076d1c" style:font-style-asian="normal" style:font-weight-asian="normal" style:font-style-complex="normal" style:font-weight-complex="normal"/>
    </style:style>
    <style:style style:name="P4" style:family="paragraph" style:parent-style-name="Standard">
      <style:text-properties style:font-name="Courier New" officeooo:paragraph-rsid="00076d1c"/>
    </style:style>
    <style:style style:name="P5" style:family="paragraph" style:parent-style-name="Standard">
      <style:text-properties style:use-window-font-color="true" style:font-name="Times New Roman" fo:font-style="normal" fo:font-weight="normal" officeooo:paragraph-rsid="00076d1c" style:font-style-asian="normal" style:font-weight-asian="normal" style:font-style-complex="normal" style:font-weight-complex="normal"/>
    </style:style>
    <style:style style:name="P6" style:family="paragraph" style:parent-style-name="Standard">
      <style:text-properties fo:color="#3399ff" style:font-name="Courier New" fo:font-style="normal" fo:font-weight="normal" officeooo:paragraph-rsid="00076d1c" style:font-style-asian="normal" style:font-weight-asian="normal" style:font-style-complex="normal" style:font-weight-complex="normal"/>
    </style:style>
    <style:style style:name="P7" style:family="paragraph" style:parent-style-name="Standard">
      <style:text-properties officeooo:paragraph-rsid="00076d1c"/>
    </style:style>
    <style:style style:name="P8" style:family="paragraph">
      <loext:graphic-properties draw:fill="none" draw:fill-color="#ffffff"/>
      <style:text-properties style:font-name="Courier New"/>
    </style:style>
    <style:style style:name="P9" style:family="paragraph">
      <loext:graphic-properties draw:fill="none" draw:fill-color="#3399ff"/>
      <style:text-properties fo:color="#3399ff" fo:font-weight="bold" style:font-weight-asian="bold" style:font-weight-complex="bold"/>
    </style:style>
    <style:style style:name="P10" style:family="paragraph">
      <loext:graphic-properties draw:fill="none" draw:fill-color="#ffffff"/>
      <style:text-properties fo:color="#669900" fo:font-weight="bold" style:font-weight-asian="bold" style:font-weight-complex="bold"/>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808080" fo:font-weight="bold" style:font-weight-asian="bold" style:font-weight-complex="bold"/>
    </style:style>
    <style:style style:name="P13" style:family="paragraph">
      <style:paragraph-properties fo:text-align="center"/>
    </style:style>
    <style:style style:name="P14"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591a8" style:font-style-asian="normal" style:font-weight-asian="normal" style:font-style-complex="normal" style:font-weight-complex="normal"/>
    </style:style>
    <style:style style:name="T5" style:family="text">
      <style:text-properties fo:font-style="normal" fo:font-weight="normal" officeooo:rsid="0016c4c0" style:font-style-asian="normal" style:font-weight-asian="normal" style:font-style-complex="normal" style:font-weight-complex="normal"/>
    </style:style>
    <style:style style:name="T6" style:family="text">
      <style:text-properties fo:font-style="normal" fo:font-weight="normal" officeooo:rsid="00076d1c" style:font-style-asian="normal" style:font-weight-asian="normal" style:font-style-complex="normal" style:font-weight-complex="normal"/>
    </style:style>
    <style:style style:name="T7" style:family="text">
      <style:text-properties fo:font-style="normal" fo:font-weight="normal" officeooo:rsid="00132ee0"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Courier New" fo:font-style="normal" fo:font-weight="normal" style:font-style-asian="normal" style:font-weight-asian="normal" style:font-style-complex="normal" style:font-weight-complex="normal"/>
    </style:style>
    <style:style style:name="T10" style:family="text">
      <style:text-properties style:font-name="Courier New" fo:font-style="normal" fo:font-weight="normal" officeooo:rsid="0016c4c0" style:font-style-asian="normal" style:font-weight-asian="normal" style:font-style-complex="normal" style:font-weight-complex="normal"/>
    </style:style>
    <style:style style:name="T11" style:family="text">
      <style:text-properties fo:color="#3399ff" style:font-name="Courier New" fo:font-style="normal" fo:font-weight="normal" style:font-style-asian="normal" style:font-weight-asian="normal" style:font-style-complex="normal" style:font-weight-complex="normal"/>
    </style:style>
    <style:style style:name="T12" style:family="text">
      <style:text-properties fo:color="#3399ff" style:font-name="Courier New" fo:font-style="normal" fo:font-weight="normal" officeooo:rsid="0016c4c0" style:font-style-asian="normal" style:font-weight-asian="normal" style:font-style-complex="normal" style:font-weight-complex="normal"/>
    </style:style>
    <style:style style:name="T13" style:family="text">
      <style:text-properties officeooo:rsid="0016c4c0"/>
    </style:style>
    <style:style style:name="T14" style:family="text">
      <style:text-properties fo:color="#000000" style:font-name="Courier New" fo:font-style="normal" fo:font-weight="normal" style:font-style-asian="normal" style:font-weight-asian="normal" style:font-style-complex="normal" style:font-weight-complex="normal"/>
    </style:style>
    <style:style style:name="T15" style:family="text">
      <style:text-properties fo:color="#000000" style:font-name="Courier New" fo:font-style="normal" fo:font-weight="normal" officeooo:rsid="0016c4c0" style:font-style-asian="normal" style:font-weight-asian="normal" style:font-style-complex="normal" style:font-weight-complex="normal"/>
    </style:style>
    <style:style style:name="T16" style:family="text">
      <style:text-properties officeooo:rsid="00076d1c"/>
    </style:style>
    <style:style style:name="T17" style:family="text">
      <style:text-properties fo:font-weight="normal" style:font-weight-asian="normal" style:font-weight-complex="normal"/>
    </style:style>
    <style:style style:name="T18" style:family="text">
      <style:text-properties fo:color="#669900" style:font-name="Courier New" fo:font-style="normal" fo:font-weight="normal" style:font-style-asian="normal" style:font-weight-asian="normal" style:font-style-complex="normal" style:font-weight-complex="normal"/>
    </style:style>
    <style:style style:name="T19" style:family="text">
      <style:text-properties fo:color="#999999" fo:font-style="normal" fo:font-weight="normal" style:font-style-asian="normal" style:font-weight-asian="normal" style:font-style-complex="normal" style:font-weight-complex="normal"/>
    </style:style>
    <style:style style:name="T20" style:family="text">
      <style:text-properties fo:color="#999999" fo:font-style="normal" fo:font-weight="normal" officeooo:rsid="00076d1c" style:font-style-asian="normal" style:font-weight-asian="normal" style:font-style-complex="normal" style:font-weight-complex="normal"/>
    </style:style>
    <style:style style:name="T21" style:family="text">
      <style:text-properties fo:color="#3399ff" style:font-name="Courier New"/>
    </style:style>
    <style:style style:name="T22" style:family="text">
      <style:text-properties style:font-name="Courier New"/>
    </style:style>
    <style:style style:name="T23" style:family="text">
      <style:text-properties fo:color="#669900" style:font-name="Courier New"/>
    </style:style>
    <style:style style:name="T24" style:family="text">
      <style:text-properties fo:color="#666666" style:font-name="Courier New"/>
    </style:style>
    <style:style style:name="T25" style:family="text">
      <style:text-properties fo:color="#3399ff" fo:font-weight="bold" style:font-weight-asian="bold" style:font-weight-complex="bold"/>
    </style:style>
    <style:style style:name="T26" style:family="text">
      <style:text-properties fo:color="#669900" fo:font-weight="bold" style:font-weight-asian="bold" style:font-weight-complex="bold"/>
    </style:style>
    <style:style style:name="T27" style:family="text">
      <style:text-properties fo:color="#808080" fo:font-weight="bold" style:font-weight-asian="bold" style:font-weight-complex="bold"/>
    </style: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t by opening and uploading the sketch VariablesAndFunctions. Read through the code’s comments, and see if you can make a prediction about what you expect to see on the serial monitor for this sketch. This sketch introduces the concepts of variables and functions, which may be completely new to you. If that’s the case, don’t panic, we will explain them soon. <text:line-break/><text:line-break/>Upload and run the sketch and see if your predictions were correct. <text:line-break/><text:line-break/><text:span text:style-name="T3">Variables:</text:span></text:p>
      <text:p text:style-name="P7"><text:span text:style-name="T3">A variable is a </text:span><text:span text:style-name="T6">construct</text:span><text:span text:style-name="T3"> where we can save some value to memory and recall it later. <text:s/>Before we can use a variable to hold a value, we have to declare it. The declaration of a variable has the following </text:span><text:span text:style-name="T4">format</text:span><text:span text:style-name="T3">:<text:line-break/><text:line-break/></text:span><text:span text:style-name="T11">type</text:span><text:span text:style-name="T9"> </text:span><text:span text:style-name="T14">variableName</text:span><text:span text:style-name="T9"> = value;</text:span></text:p>
      <text:p text:style-name="P2"/>
      <text:p text:style-name="P7"><text:span text:style-name="T8">Type</text:span><text:span text:style-name="T3"> – This can be a difficult concept for first time programmers. When we assign a </text:span><text:span text:style-name="T6">variable</text:span><text:span text:style-name="T3"> to memory, we do so with context of what </text:span><text:span text:style-name="T2">type</text:span><text:span text:style-name="T3"> of data we are storing. For instance, we may be saving an integer, a list of characters, a number with floating point precision, etc. </text:span><text:span text:style-name="T5">Each of these examples would be represented by a different type.</text:span><text:span text:style-name="T3"> <text:line-break/><text:line-break/></text:span><text:span text:style-name="T8">VariableName</text:span><text:span text:style-name="T3"> –</text:span><text:span text:style-name="T8"> </text:span><text:span text:style-name="T3">This is the name we will call this variable. It can be just about any word, but it can't include spaces or some other special characters. This is why we </text:span><text:span text:style-name="T5">often </text:span><text:span text:style-name="T3">use a format called 'camel case', where we capitalize </text:span><text:span text:style-name="T5">the first letters of new words instead of using spaces.</text:span><text:span text:style-name="T3"><text:line-break/><text:line-break/></text:span><text:span text:style-name="T8">Value</text:span><text:span text:style-name="T3"> – This is the actual value we are assigning to that variable. Some times we may just manually type in a value, and other times we might assign this value to be the output of some other process of function. <text:s/>Note, assigning a value to the variable during the declaration is called 'initializing' and is not required. <text:s/>Once the variable is declared, its value can be set anywhere in the function below the declaration.<text:line-break/><text:line-break/>Here is an example where we create a new variable (of type integer), </text:span><text:span text:style-name="T5">that represents the meaning of life, the universe, and everything. We give an an appropriate name and assign it a value of 42.</text:span><text:span text:style-name="T3"> <text:line-break/><text:line-break/></text:span><text:span text:style-name="T11">int</text:span><text:span text:style-name="T9"> </text:span><text:span text:style-name="T15">lifeTheUniverseAndEverything</text:span><text:span text:style-name="T9"> = 42;</text:span></text:p>
      <text:p text:style-name="P3"/>
      <text:p text:style-name="P5">Here is another example where we create a new variable (of type <text:span text:style-name="T13">float</text:span>), name it runningTotal <text:span text:style-name="T13">but do not assign it a value (yet).</text:span></text:p>
      <text:p text:style-name="P6"/>
      <text:p text:style-name="P1"><text:span text:style-name="T12">float</text:span><text:span text:style-name="T9"> </text:span><text:span text:style-name="T10">runningTotal</text:span><text:span text:style-name="T9">;</text:span><text:line-break/><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Functions</text:p>
      <text:p text:style-name="P7"><text:span text:style-name="T16">As we have seen in our existing sketches, functions have the following general structure:</text:span> </text:p>
      <text:p text:style-name="P7"/>
      <text:p text:style-name="P7"><text:span text:style-name="T11">void</text:span><text:span text:style-name="T9"> </text:span><text:span text:style-name="T18">setup</text:span><text:span text:style-name="T9"> ( ){<text:tab/></text:span></text:p>
      <text:p text:style-name="P4"><text:span text:style-name="T3"><text:tab/></text:span><text:span text:style-name="T19">/*</text:span><text:span text:style-name="T20">code*/</text:span></text:p>
      <text:p text:style-name="P3">}</text:p>
      <text:p text:style-name="P7"/>
      <text:p text:style-name="P7"><text:s/><text:span text:style-name="T16">The structure of a program contains the following syntactic elements</text:span>:</text:p>
      <text:p text:style-name="P7"/>
      <text:p text:style-name="P7"><draw:frame text:anchor-type="paragraph" draw:z-index="1" draw:name="Shape2" draw:style-name="gr2" draw:text-style-name="P9" svg:width="1.0425in" svg:height="0.2398in" svg:x="0.0807in" svg:y="0.2209in"><draw:text-box><text:p><text:span text:style-name="T25">Return Type</text:span></text:p></draw:text-box></draw:frame><draw:frame text:anchor-type="paragraph" draw:z-index="3" draw:name="Shape2" draw:style-name="gr4" draw:text-style-name="P11" svg:width="0.8925in" svg:height="0.198in" svg:x="4.3661in" svg:y="0.002in"><draw:text-box><text:p><text:span text:style-name="T1">Arguments</text:span></text:p></draw:text-box></draw:frame><draw:line text:anchor-type="paragraph" draw:z-index="6" draw:name="Shape4" draw:style-name="gr7" draw:text-style-name="P14" svg:x1="1.1232in" svg:y1="0.3563in" svg:x2="1.6559in" svg:y2="0.7in"><text:p/></draw:line><draw:line text:anchor-type="paragraph" draw:z-index="7" draw:name="Shape5" draw:style-name="gr8" draw:text-style-name="P13" svg:x1="2.6287in" svg:y1="0.1791in" svg:x2="2.6173in" svg:y2="0.7in"><text:p/></draw:line><draw:line text:anchor-type="paragraph" draw:z-index="8" draw:name="Shape6" draw:style-name="gr9" draw:text-style-name="P13" svg:x1="4.563in" svg:y1="0.2in" svg:x2="4.0417in" svg:y2="0.7in"><text:p/></draw:line><draw:line text:anchor-type="paragraph" draw:z-index="9" draw:name="Shape7" draw:style-name="gr9" draw:text-style-name="P13" svg:x1="4.8646in" svg:y1="0.2in" svg:x2="5.4319in" svg:y2="0.7in"><text:p/></draw:line><draw:frame text:anchor-type="paragraph" draw:z-index="2" draw:name="Shape2" draw:style-name="gr3" draw:text-style-name="P10" svg:width="1.2276in" svg:height="0.2087in" svg:x="2.0965in" svg:y="0.048in"><draw:text-box><text:p><text:span text:style-name="T26">Function Name</text:span></text:p></draw:text-box></draw:frame><text:line-break/></text:p>
      <text:p text:style-name="P7"><draw:frame text:anchor-type="paragraph" draw:z-index="0" draw:name="Shape1" draw:style-name="gr1" draw:text-style-name="P8" svg:width="5.0622in" svg:height="0.7815in" svg:x="1.4244in" svg:y="0.3165in"><draw:text-box><text:p><text:span text:style-name="T21">void</text:span><text:span text:style-name="T22"> </text:span><text:span text:style-name="T23">myFunction</text:span><text:span text:style-name="T22"> (</text:span><text:span text:style-name="T21">object</text:span><text:span text:style-name="T22"> arg1, </text:span><text:span text:style-name="T21">object</text:span><text:span text:style-name="T22"> arg2) {</text:span><text:span text:style-name="T22"><text:tab/></text:span></text:p><text:p><text:span text:style-name="T22"><text:tab/></text:span><text:span text:style-name="T24">/*body*/</text:span></text:p><text:p><text:span text:style-name="T22">}</text:span></text:p></draw:text-box></draw:frame><text:line-break/></text:p>
      <text:p text:style-name="P7"/>
      <text:p text:style-name="P7"><draw:line text:anchor-type="paragraph" draw:z-index="5" draw:name="Shape3" draw:style-name="gr6" draw:text-style-name="P13" svg:x1="2.2465in" svg:y1="0.6583in" svg:x2="2.2465in" svg:y2="0.0957in"><text:p/></draw:line></text:p>
      <text:p text:style-name="P7"/>
      <text:p text:style-name="P7"/>
      <text:p text:style-name="P7"><draw:frame text:anchor-type="paragraph" draw:z-index="4" draw:name="Shape2" draw:style-name="gr5" draw:text-style-name="P12" svg:width="1.1232in" svg:height="0.2398in" svg:x="1.7835in" svg:y="0.1665in"><draw:text-box><text:p><text:span text:style-name="T27">Body / Logic</text:span></text:p></draw:text-box></draw:frame></text:p>
      <text:p text:style-name="P7"/>
      <text:p text:style-name="P7"/>
      <text:p text:style-name="P1"><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17"> This is a word that describes what the function does. It can be pretty much anything you choose, but its best to try and pick a name that succintly describes what the function actually </text:span><text:span text:style-name="T2">does, </text:span><text:span text:style-name="T3">since you will refer to this name when you want to execute the function's code. <text:line-break/><text:line-break/></text:span><text:span text:style-name="T8">Arguments</text:span><text:span text:style-name="T3"> – These are the inputs to the function. There can be any number of them, including </text:span><text:span text:style-name="T7">none at all</text:span><text:span text:style-name="T3">. </text:span><text:span text:style-name="T7">Each argument has both a type and a name; more on that in the part 2 of this document. </text:span><text:span text:style-name="T3">In the event there are no inputs, you will just see the open and close parens ( ) with nothing inside, and this is a very common case. <text:line-break/><text:line-break/></text:span><text:span text:style-name="T8">Body/Logic - </text:span><text:span text:style-name="T3"><text:s/>This is the code that actually implements logic to </text:span><text:span text:style-name="T2">do</text:span><text:span text:style-name="T3"> something. You'll notice that the body of the function is wrapped inside curly braces { } and this is important to mark the start and end of the function. </text:span><text:line-break/><text:line-break/><text:line-break/><text:line-break/><text:span text:style-name="T16">Challenge:<text:line-break/>Knowing what you do now about programs and variables; create a new function that calculates the difference between two integers instead of the sum. Create a new variable to hold the difference between num2 and num1. Print the difference to the serial monitor instead of the sum. Upload this code to the device and see if it works as you expect, if not, try agai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0:57:02.486000000</meta:creation-date>
    <dc:date>2017-08-31T14:36:44.724000000</dc:date>
    <meta:editing-duration>PT4H16M43S</meta:editing-duration>
    <meta:editing-cycles>2</meta:editing-cycles>
    <meta:generator>LibreOffice/5.2.1.2$Windows_x86 LibreOffice_project/31dd62db80d4e60af04904455ec9c9219178d620</meta:generator>
    <meta:document-statistic meta:table-count="0" meta:image-count="0" meta:object-count="0" meta:page-count="2" meta:paragraph-count="14" meta:word-count="671" meta:character-count="3797" meta:non-whitespace-character-count="3097"/>
  </office:meta>
</office:document-meta>
</file>